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dSqlGrammarException.BadSqlGrammarException( String task , String sql , SQL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dSqlGrammarExcep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SqlGrammarException.getSQ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